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14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/>
          <table:table-cell table:number-columns-repeated="8"/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9"/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9"/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9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9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9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9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9"/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9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9"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9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9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0:24:55.159650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0:31:31.294291317</dc:date>
    <meta:editing-duration>PT23H29M52S</meta:editing-duration>
    <meta:editing-cycles>121</meta:editing-cycles>
    <meta:generator>LibreOffice/5.1.6.2$Linux_X86_64 LibreOffice_project/10m0$Build-2</meta:generator>
    <meta:document-statistic meta:table-count="3" meta:cell-count="1566" meta:object-count="0"/>
  </office:meta>
</office:document-meta>
</file>